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officeooo:rsid="001d7dbb" officeooo:paragraph-rsid="001d7dbb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officeooo:rsid="001d7dbb" officeooo:paragraph-rsid="001d7dbb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50dd" style:font-size-asian="12pt" style:font-size-complex="12pt"/>
    </style:style>
    <style:style style:name="T3" style:family="text">
      <style:text-properties fo:font-size="12pt" officeooo:rsid="001f524a" style:font-size-asian="12pt" style:font-size-complex="12pt"/>
    </style:style>
    <style:style style:name="T4" style:family="text">
      <style:text-properties fo:font-size="12pt" officeooo:rsid="0020df82" style:font-size-asian="12pt" style:font-size-complex="12pt"/>
    </style:style>
    <style:style style:name="T5" style:family="text">
      <style:text-properties officeooo:rsid="001f524a"/>
    </style:style>
    <style:style style:name="T6" style:family="text">
      <style:text-properties fo:font-weight="bold" officeooo:rsid="001f524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Ball</text:p>
      <text:p text:style-name="P1"/>
      <text:p text:style-name="P2"><text:span text:style-name="T1">Mi proyecto consiste en crear un videojuego, este funcionará como cliente, accederá a los datos(vida, resistencia, daño) de una base de datos, mediante peticiones http. </text:span><text:span text:style-name="T2">Estas peticiones serán recibidas en un servidor manejado con SpringBoot(el cual mi intención es que este mismo realice peticiones </text:span><text:span text:style-name="T3">a</text:span><text:span text:style-name="T2"> una API de LaLiga </text:span><text:span text:style-name="T4">para luego parsear los datos según necesite)</text:span><text:span text:style-name="T2">. </text:span><text:span text:style-name="T3">Finalmente para cumplir los Requisitos de Diseño de Interfaces y Aplicaciones Móviles, usaré una <text:s/>programa o App complementarios, que dará información de la base de datos(partidas ganadas, personajes disponibles,estadísticas, etc).</text:span><text:span text:style-name="T5"><text:line-break/><text:line-break/>Profesor con mas similitud: </text:span><text:span text:style-name="T6">Trinitario Gómez </text:span><text:span text:style-name="T5"><text:line-break/>Debido a que a mi parecer la base de que todo mi proyecto funcione está en la correcta funcionalidad del servidor y la base de da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7:48:15.414000000</meta:creation-date>
    <meta:print-date>2025-03-10T19:18:46.519000000</meta:print-date>
    <meta:printed-by>Archivos PDF</meta:printed-by>
    <dc:date>2025-03-10T19:19:14.076000000</dc:date>
    <meta:editing-duration>PT2M5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119" meta:character-count="786" meta:non-whitespace-character-count="666"/>
  </office:meta>
</office:document-meta>
</file>